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1.5898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2.222in"/>
    </style:style>
    <style:style style:name="co8" style:family="table-column">
      <style:table-column-properties fo:break-before="auto" style:column-width="8.2693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DejaVu Sans Mono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Default"/>
        <table:table-column table:style-name="co5" table:default-cell-style-name="ce1"/>
        <table:table-column table:style-name="co4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/>
          <table:table-cell office:value-type="string">
            <text:p>Navigation states</text:p>
          </table:table-cell>
          <table:table-cell office:value-type="string">
            <text:p>Input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DLE</text:p>
          </table:table-cell>
          <table:table-cell office:value-type="string">
            <text:p>User select Destinatio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CKING_ONLY</text:p>
          </table:table-cell>
          <table:table-cell office:value-type="string">
            <text:p>User select auto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UTO_MODE</text:p>
          </table:table-cell>
          <table:table-cell office:value-type="string">
            <text:p>User press manual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BOT_LOST</text:p>
          </table:table-cell>
          <table:table-cell office:value-type="string">
            <text:p>Robot Lost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NUAL_MODE</text:p>
          </table:table-cell>
          <table:table-cell office:value-type="string">
            <text:p>Robot reach destinatio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ROR</text:p>
          </table:table-cell>
          <table:table-cell office:value-type="string">
            <text:p>Robot in process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4">
          <table:table-cell table:style-name="ce2" office:value-type="string">
            <text:p>S.No</text:p>
          </table:table-cell>
          <table:table-cell table:style-name="ce2" office:value-type="string">
            <text:p>Current state</text:p>
          </table:table-cell>
          <table:table-cell table:style-name="ce2" office:value-type="string">
            <text:p>UI</text:p>
          </table:table-cell>
          <table:table-cell table:style-name="ce2" office:value-type="string">
            <text:p>Robot</text:p>
          </table:table-cell>
          <table:table-cell table:style-name="ce2" office:value-type="string">
            <text:p>Next stat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od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D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NUAL_MODE</text:p>
          </table:table-cell>
          <table:table-cell office:value-type="string">
            <text:p>NONE</text:p>
          </table:table-cell>
          <table:table-cell table:style-name="ce3" table:formula="of:=CONCATENATE(&quot;      (NAV.&quot;;[.B11];&quot;,&quot;;REPT(&quot; &quot;;15-LEN([.B11]));[.C11];&quot;,&quot;;[.D11];&quot;) : (NAV.&quot;;[.E11];REPT(&quot; &quot;;15-LEN([.E11]));&quot;, ERR.&quot;;[.F11];REPT(&quot; &quot;;25-LEN([.F11]));&quot;),&quot;)" office:value-type="string" office:string-value="      (NAV.IDLE,           1,0) : (NAV.MANUAL_MODE    , ERR.NONE                     ),">
            <text:p><text:s text:c="6"/>(NAV.IDLE, <text:s text:c="10"/>1,0) : (NAV.MANUAL_MODE <text:s text:c="3"/>, ERR.NONE <text:s text:c="20"/>),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D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RACKING_ONLY</text:p>
          </table:table-cell>
          <table:table-cell office:value-type="string">
            <text:p>NONE</text:p>
          </table:table-cell>
          <table:table-cell table:style-name="ce3" table:formula="of:=CONCATENATE(&quot;      (NAV.&quot;;[.B12];&quot;,&quot;;REPT(&quot; &quot;;15-LEN([.B12]));[.C12];&quot;,&quot;;[.D12];&quot;) : (NAV.&quot;;[.E12];REPT(&quot; &quot;;15-LEN([.E12]));&quot;, ERR.&quot;;[.F12];REPT(&quot; &quot;;25-LEN([.F12]));&quot;),&quot;)" office:value-type="string" office:string-value="      (NAV.IDLE,           2,0) : (NAV.TRACKING_ONLY  , ERR.NONE                     ),">
            <text:p><text:s text:c="6"/>(NAV.IDLE, <text:s text:c="10"/>2,0) : (NAV.TRACKING_ONLY <text:s/>, ERR.NONE <text:s text:c="20"/>),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DL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UNKNOWN_DESTINATION</text:p>
          </table:table-cell>
          <table:table-cell table:style-name="ce3" table:formula="of:=CONCATENATE(&quot;      (NAV.&quot;;[.B13];&quot;,&quot;;REPT(&quot; &quot;;15-LEN([.B13]));[.C13];&quot;,&quot;;[.D13];&quot;) : (NAV.&quot;;[.E13];REPT(&quot; &quot;;15-LEN([.E13]));&quot;, ERR.&quot;;[.F13];REPT(&quot; &quot;;25-LEN([.F13]));&quot;),&quot;)" office:value-type="string" office:string-value="      (NAV.IDLE,           3,0) : (NAV.ERROR          , ERR.ERR_UNKNOWN_DESTINATION  ),">
            <text:p><text:s text:c="6"/>(NAV.IDLE, <text:s text:c="10"/>3,0) : (NAV.ERROR <text:s text:c="9"/>, ERR.ERR_UNKNOWN_DESTINATION <text:s/>),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IDL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NUAL_MODE</text:p>
          </table:table-cell>
          <table:table-cell office:value-type="string">
            <text:p>NONE</text:p>
          </table:table-cell>
          <table:table-cell table:style-name="ce3" table:formula="of:=CONCATENATE(&quot;      (NAV.&quot;;[.B14];&quot;,&quot;;REPT(&quot; &quot;;15-LEN([.B14]));[.C14];&quot;,&quot;;[.D14];&quot;) : (NAV.&quot;;[.E14];REPT(&quot; &quot;;15-LEN([.E14]));&quot;, ERR.&quot;;[.F14];REPT(&quot; &quot;;25-LEN([.F14]));&quot;),&quot;)" office:value-type="string" office:string-value="      (NAV.IDLE,           1,1) : (NAV.MANUAL_MODE    , ERR.NONE                     ),">
            <text:p><text:s text:c="6"/>(NAV.IDLE, <text:s text:c="10"/>1,1) : (NAV.MANUAL_MODE <text:s text:c="3"/>, ERR.NONE <text:s text:c="20"/>),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D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ACKING_ONLY</text:p>
          </table:table-cell>
          <table:table-cell office:value-type="string">
            <text:p>NONE</text:p>
          </table:table-cell>
          <table:table-cell table:style-name="ce3" table:formula="of:=CONCATENATE(&quot;      (NAV.&quot;;[.B15];&quot;,&quot;;REPT(&quot; &quot;;15-LEN([.B15]));[.C15];&quot;,&quot;;[.D15];&quot;) : (NAV.&quot;;[.E15];REPT(&quot; &quot;;15-LEN([.E15]));&quot;, ERR.&quot;;[.F15];REPT(&quot; &quot;;25-LEN([.F15]));&quot;),&quot;)" office:value-type="string" office:string-value="      (NAV.IDLE,           2,1) : (NAV.TRACKING_ONLY  , ERR.NONE                     ),">
            <text:p><text:s text:c="6"/>(NAV.IDLE, <text:s text:c="10"/>2,1) : (NAV.TRACKING_ONLY <text:s/>, ERR.NONE <text:s text:c="20"/>),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ID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UNKNOWN_DESTINATION</text:p>
          </table:table-cell>
          <table:table-cell table:style-name="ce3" table:formula="of:=CONCATENATE(&quot;      (NAV.&quot;;[.B16];&quot;,&quot;;REPT(&quot; &quot;;15-LEN([.B16]));[.C16];&quot;,&quot;;[.D16];&quot;) : (NAV.&quot;;[.E16];REPT(&quot; &quot;;15-LEN([.E16]));&quot;, ERR.&quot;;[.F16];REPT(&quot; &quot;;25-LEN([.F16]));&quot;),&quot;)" office:value-type="string" office:string-value="      (NAV.IDLE,           3,1) : (NAV.ERROR          , ERR.ERR_UNKNOWN_DESTINATION  ),">
            <text:p><text:s text:c="6"/>(NAV.IDLE, <text:s text:c="10"/>3,1) : (NAV.ERROR <text:s text:c="9"/>, ERR.ERR_UNKNOWN_DESTINATION <text:s/>),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D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NUAL_MODE</text:p>
          </table:table-cell>
          <table:table-cell office:value-type="string">
            <text:p>NONE</text:p>
          </table:table-cell>
          <table:table-cell table:style-name="ce3" table:formula="of:=CONCATENATE(&quot;      (NAV.&quot;;[.B17];&quot;,&quot;;REPT(&quot; &quot;;15-LEN([.B17]));[.C17];&quot;,&quot;;[.D17];&quot;) : (NAV.&quot;;[.E17];REPT(&quot; &quot;;15-LEN([.E17]));&quot;, ERR.&quot;;[.F17];REPT(&quot; &quot;;25-LEN([.F17]));&quot;),&quot;)" office:value-type="string" office:string-value="      (NAV.IDLE,           1,2) : (NAV.MANUAL_MODE    , ERR.NONE                     ),">
            <text:p><text:s text:c="6"/>(NAV.IDLE, <text:s text:c="10"/>1,2) : (NAV.MANUAL_MODE <text:s text:c="3"/>, ERR.NONE <text:s text:c="20"/>),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DL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ACKING_ONLY</text:p>
          </table:table-cell>
          <table:table-cell office:value-type="string">
            <text:p>NONE</text:p>
          </table:table-cell>
          <table:table-cell table:style-name="ce3" table:formula="of:=CONCATENATE(&quot;      (NAV.&quot;;[.B18];&quot;,&quot;;REPT(&quot; &quot;;15-LEN([.B18]));[.C18];&quot;,&quot;;[.D18];&quot;) : (NAV.&quot;;[.E18];REPT(&quot; &quot;;15-LEN([.E18]));&quot;, ERR.&quot;;[.F18];REPT(&quot; &quot;;25-LEN([.F18]));&quot;),&quot;)" office:value-type="string" office:string-value="      (NAV.IDLE,           2,2) : (NAV.TRACKING_ONLY  , ERR.NONE                     ),">
            <text:p><text:s text:c="6"/>(NAV.IDLE, <text:s text:c="10"/>2,2) : (NAV.TRACKING_ONLY <text:s/>, ERR.NONE <text:s text:c="20"/>),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ID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ERROR</text:p>
          </table:table-cell>
          <table:table-cell office:value-type="string">
            <text:p>ERR_UNKNOWN_DESTINATION</text:p>
          </table:table-cell>
          <table:table-cell table:style-name="ce3" table:formula="of:=CONCATENATE(&quot;      (NAV.&quot;;[.B19];&quot;,&quot;;REPT(&quot; &quot;;15-LEN([.B19]));[.C19];&quot;,&quot;;[.D19];&quot;) : (NAV.&quot;;[.E19];REPT(&quot; &quot;;15-LEN([.E19]));&quot;, ERR.&quot;;[.F19];REPT(&quot; &quot;;25-LEN([.F19]));&quot;),&quot;)" office:value-type="string" office:string-value="      (NAV.IDLE,           3,2) : (NAV.ERROR          , ERR.ERR_UNKNOWN_DESTINATION  ),">
            <text:p><text:s text:c="6"/>(NAV.IDLE, <text:s text:c="10"/>3,2) : (NAV.ERROR <text:s text:c="9"/>, ERR.ERR_UNKNOWN_DESTINATION <text:s/>),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RACKING_ONL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NUAL_MODE</text:p>
          </table:table-cell>
          <table:table-cell office:value-type="string">
            <text:p>NONE</text:p>
          </table:table-cell>
          <table:table-cell table:style-name="ce3" table:formula="of:=CONCATENATE(&quot;      (NAV.&quot;;[.B20];&quot;,&quot;;REPT(&quot; &quot;;15-LEN([.B20]));[.C20];&quot;,&quot;;[.D20];&quot;) : (NAV.&quot;;[.E20];REPT(&quot; &quot;;15-LEN([.E20]));&quot;, ERR.&quot;;[.F20];REPT(&quot; &quot;;25-LEN([.F20]));&quot;),&quot;)" office:value-type="string" office:string-value="      (NAV.TRACKING_ONLY,  1,0) : (NAV.MANUAL_MODE    , ERR.NONE                     ),">
            <text:p><text:s text:c="6"/>(NAV.TRACKING_ONLY, <text:s/>1,0) : (NAV.MANUAL_MODE <text:s text:c="3"/>, ERR.NONE <text:s text:c="20"/>),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RACKING_ONL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RACKING_ONLY</text:p>
          </table:table-cell>
          <table:table-cell office:value-type="string">
            <text:p>NONE</text:p>
          </table:table-cell>
          <table:table-cell table:style-name="ce3" table:formula="of:=CONCATENATE(&quot;      (NAV.&quot;;[.B21];&quot;,&quot;;REPT(&quot; &quot;;15-LEN([.B21]));[.C21];&quot;,&quot;;[.D21];&quot;) : (NAV.&quot;;[.E21];REPT(&quot; &quot;;15-LEN([.E21]));&quot;, ERR.&quot;;[.F21];REPT(&quot; &quot;;25-LEN([.F21]));&quot;),&quot;)" office:value-type="string" office:string-value="      (NAV.TRACKING_ONLY,  2,0) : (NAV.TRACKING_ONLY  , ERR.NONE                     ),">
            <text:p><text:s text:c="6"/>(NAV.TRACKING_ONLY, <text:s/>2,0) : (NAV.TRACKING_ONLY <text:s/>, ERR.NONE <text:s text:c="20"/>),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RACKING_ONL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UTO_MODE</text:p>
          </table:table-cell>
          <table:table-cell office:value-type="string">
            <text:p>NONE</text:p>
          </table:table-cell>
          <table:table-cell table:style-name="ce3" table:formula="of:=CONCATENATE(&quot;      (NAV.&quot;;[.B22];&quot;,&quot;;REPT(&quot; &quot;;15-LEN([.B22]));[.C22];&quot;,&quot;;[.D22];&quot;) : (NAV.&quot;;[.E22];REPT(&quot; &quot;;15-LEN([.E22]));&quot;, ERR.&quot;;[.F22];REPT(&quot; &quot;;25-LEN([.F22]));&quot;),&quot;)" office:value-type="string" office:string-value="      (NAV.TRACKING_ONLY,  3,0) : (NAV.AUTO_MODE      , ERR.NONE                     ),">
            <text:p><text:s text:c="6"/>(NAV.TRACKING_ONLY, <text:s/>3,0) : (NAV.AUTO_MODE <text:s text:c="5"/>, ERR.NONE <text:s text:c="20"/>),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RACKING_ONL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NUAL_MODE</text:p>
          </table:table-cell>
          <table:table-cell office:value-type="string">
            <text:p>NONE</text:p>
          </table:table-cell>
          <table:table-cell table:style-name="ce3" table:formula="of:=CONCATENATE(&quot;      (NAV.&quot;;[.B23];&quot;,&quot;;REPT(&quot; &quot;;15-LEN([.B23]));[.C23];&quot;,&quot;;[.D23];&quot;) : (NAV.&quot;;[.E23];REPT(&quot; &quot;;15-LEN([.E23]));&quot;, ERR.&quot;;[.F23];REPT(&quot; &quot;;25-LEN([.F23]));&quot;),&quot;)" office:value-type="string" office:string-value="      (NAV.TRACKING_ONLY,  1,1) : (NAV.MANUAL_MODE    , ERR.NONE                     ),">
            <text:p><text:s text:c="6"/>(NAV.TRACKING_ONLY, <text:s/>1,1) : (NAV.MANUAL_MODE <text:s text:c="3"/>, ERR.NONE <text:s text:c="20"/>),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RACKING_ONL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ACKING_ONLY</text:p>
          </table:table-cell>
          <table:table-cell office:value-type="string">
            <text:p>NONE</text:p>
          </table:table-cell>
          <table:table-cell table:style-name="ce3" table:formula="of:=CONCATENATE(&quot;      (NAV.&quot;;[.B24];&quot;,&quot;;REPT(&quot; &quot;;15-LEN([.B24]));[.C24];&quot;,&quot;;[.D24];&quot;) : (NAV.&quot;;[.E24];REPT(&quot; &quot;;15-LEN([.E24]));&quot;, ERR.&quot;;[.F24];REPT(&quot; &quot;;25-LEN([.F24]));&quot;),&quot;)" office:value-type="string" office:string-value="      (NAV.TRACKING_ONLY,  2,1) : (NAV.TRACKING_ONLY  , ERR.NONE                     ),">
            <text:p><text:s text:c="6"/>(NAV.TRACKING_ONLY, <text:s/>2,1) : (NAV.TRACKING_ONLY <text:s/>, ERR.NONE <text:s text:c="20"/>),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TRACKING_ONL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UTO_MODE</text:p>
          </table:table-cell>
          <table:table-cell office:value-type="string">
            <text:p>NONE</text:p>
          </table:table-cell>
          <table:table-cell table:style-name="ce3" table:formula="of:=CONCATENATE(&quot;      (NAV.&quot;;[.B25];&quot;,&quot;;REPT(&quot; &quot;;15-LEN([.B25]));[.C25];&quot;,&quot;;[.D25];&quot;) : (NAV.&quot;;[.E25];REPT(&quot; &quot;;15-LEN([.E25]));&quot;, ERR.&quot;;[.F25];REPT(&quot; &quot;;25-LEN([.F25]));&quot;),&quot;)" office:value-type="string" office:string-value="      (NAV.TRACKING_ONLY,  3,1) : (NAV.AUTO_MODE      , ERR.NONE                     ),">
            <text:p><text:s text:c="6"/>(NAV.TRACKING_ONLY, <text:s/>3,1) : (NAV.AUTO_MODE <text:s text:c="5"/>, ERR.NONE <text:s text:c="20"/>),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RACKING_ONL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NUAL_MODE</text:p>
          </table:table-cell>
          <table:table-cell office:value-type="string">
            <text:p>NONE</text:p>
          </table:table-cell>
          <table:table-cell table:style-name="ce3" table:formula="of:=CONCATENATE(&quot;      (NAV.&quot;;[.B26];&quot;,&quot;;REPT(&quot; &quot;;15-LEN([.B26]));[.C26];&quot;,&quot;;[.D26];&quot;) : (NAV.&quot;;[.E26];REPT(&quot; &quot;;15-LEN([.E26]));&quot;, ERR.&quot;;[.F26];REPT(&quot; &quot;;25-LEN([.F26]));&quot;),&quot;)" office:value-type="string" office:string-value="      (NAV.TRACKING_ONLY,  1,2) : (NAV.MANUAL_MODE    , ERR.NONE                     ),">
            <text:p><text:s text:c="6"/>(NAV.TRACKING_ONLY, <text:s/>1,2) : (NAV.MANUAL_MODE <text:s text:c="3"/>, ERR.NONE <text:s text:c="20"/>),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RACKING_ONLY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ACKING_ONLY</text:p>
          </table:table-cell>
          <table:table-cell office:value-type="string">
            <text:p>NONE</text:p>
          </table:table-cell>
          <table:table-cell table:style-name="ce3" table:formula="of:=CONCATENATE(&quot;      (NAV.&quot;;[.B27];&quot;,&quot;;REPT(&quot; &quot;;15-LEN([.B27]));[.C27];&quot;,&quot;;[.D27];&quot;) : (NAV.&quot;;[.E27];REPT(&quot; &quot;;15-LEN([.E27]));&quot;, ERR.&quot;;[.F27];REPT(&quot; &quot;;25-LEN([.F27]));&quot;),&quot;)" office:value-type="string" office:string-value="      (NAV.TRACKING_ONLY,  2,2) : (NAV.TRACKING_ONLY  , ERR.NONE                     ),">
            <text:p><text:s text:c="6"/>(NAV.TRACKING_ONLY, <text:s/>2,2) : (NAV.TRACKING_ONLY <text:s/>, ERR.NONE <text:s text:c="20"/>),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RACKING_ONL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UTO_MODE</text:p>
          </table:table-cell>
          <table:table-cell office:value-type="string">
            <text:p>NONE</text:p>
          </table:table-cell>
          <table:table-cell table:style-name="ce3" table:formula="of:=CONCATENATE(&quot;      (NAV.&quot;;[.B28];&quot;,&quot;;REPT(&quot; &quot;;15-LEN([.B28]));[.C28];&quot;,&quot;;[.D28];&quot;) : (NAV.&quot;;[.E28];REPT(&quot; &quot;;15-LEN([.E28]));&quot;, ERR.&quot;;[.F28];REPT(&quot; &quot;;25-LEN([.F28]));&quot;),&quot;)" office:value-type="string" office:string-value="      (NAV.TRACKING_ONLY,  3,2) : (NAV.AUTO_MODE      , ERR.NONE                     ),">
            <text:p><text:s text:c="6"/>(NAV.TRACKING_ONLY, <text:s/>3,2) : (NAV.AUTO_MODE <text:s text:c="5"/>, ERR.NONE <text:s text:c="20"/>),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AUTO_MO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ROBOT_LOST</text:p>
          </table:table-cell>
          <table:table-cell table:style-name="ce3" table:formula="of:=CONCATENATE(&quot;      (NAV.&quot;;[.B29];&quot;,&quot;;REPT(&quot; &quot;;15-LEN([.B29]));[.C29];&quot;,&quot;;[.D29];&quot;) : (NAV.&quot;;[.E29];REPT(&quot; &quot;;15-LEN([.E29]));&quot;, ERR.&quot;;[.F29];REPT(&quot; &quot;;25-LEN([.F29]));&quot;),&quot;)" office:value-type="string" office:string-value="      (NAV.AUTO_MODE,      1,0) : (NAV.ERROR          , ERR.ERR_ROBOT_LOST           ),">
            <text:p><text:s text:c="6"/>(NAV.AUTO_MODE, <text:s text:c="5"/>1,0) : (NAV.ERROR <text:s text:c="9"/>, ERR.ERR_ROBOT_LOST <text:s text:c="10"/>),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UTO_MOD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ROBOT_LOST</text:p>
          </table:table-cell>
          <table:table-cell table:style-name="ce3" table:formula="of:=CONCATENATE(&quot;      (NAV.&quot;;[.B30];&quot;,&quot;;REPT(&quot; &quot;;15-LEN([.B30]));[.C30];&quot;,&quot;;[.D30];&quot;) : (NAV.&quot;;[.E30];REPT(&quot; &quot;;15-LEN([.E30]));&quot;, ERR.&quot;;[.F30];REPT(&quot; &quot;;25-LEN([.F30]));&quot;),&quot;)" office:value-type="string" office:string-value="      (NAV.AUTO_MODE,      2,0) : (NAV.ERROR          , ERR.ERR_ROBOT_LOST           ),">
            <text:p><text:s text:c="6"/>(NAV.AUTO_MODE, <text:s text:c="5"/>2,0) : (NAV.ERROR <text:s text:c="9"/>, ERR.ERR_ROBOT_LOST <text:s text:c="10"/>),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UTO_MOD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ROBOT_LOST</text:p>
          </table:table-cell>
          <table:table-cell table:style-name="ce3" table:formula="of:=CONCATENATE(&quot;      (NAV.&quot;;[.B31];&quot;,&quot;;REPT(&quot; &quot;;15-LEN([.B31]));[.C31];&quot;,&quot;;[.D31];&quot;) : (NAV.&quot;;[.E31];REPT(&quot; &quot;;15-LEN([.E31]));&quot;, ERR.&quot;;[.F31];REPT(&quot; &quot;;25-LEN([.F31]));&quot;),&quot;)" office:value-type="string" office:string-value="      (NAV.AUTO_MODE,      3,0) : (NAV.ERROR          , ERR.ERR_ROBOT_LOST           ),">
            <text:p><text:s text:c="6"/>(NAV.AUTO_MODE, <text:s text:c="5"/>3,0) : (NAV.ERROR <text:s text:c="9"/>, ERR.ERR_ROBOT_LOST <text:s text:c="10"/>),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UTO_MO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DLE</text:p>
          </table:table-cell>
          <table:table-cell office:value-type="string">
            <text:p>NONE</text:p>
          </table:table-cell>
          <table:table-cell table:style-name="ce3" table:formula="of:=CONCATENATE(&quot;      (NAV.&quot;;[.B32];&quot;,&quot;;REPT(&quot; &quot;;15-LEN([.B32]));[.C32];&quot;,&quot;;[.D32];&quot;) : (NAV.&quot;;[.E32];REPT(&quot; &quot;;15-LEN([.E32]));&quot;, ERR.&quot;;[.F32];REPT(&quot; &quot;;25-LEN([.F32]));&quot;),&quot;)" office:value-type="string" office:string-value="      (NAV.AUTO_MODE,      1,1) : (NAV.IDLE           , ERR.NONE                     ),">
            <text:p><text:s text:c="6"/>(NAV.AUTO_MODE, <text:s text:c="5"/>1,1) : (NAV.IDLE <text:s text:c="10"/>, ERR.NONE <text:s text:c="20"/>),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AUTO_MO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DLE</text:p>
          </table:table-cell>
          <table:table-cell office:value-type="string">
            <text:p>NONE</text:p>
          </table:table-cell>
          <table:table-cell table:style-name="ce3" table:formula="of:=CONCATENATE(&quot;      (NAV.&quot;;[.B33];&quot;,&quot;;REPT(&quot; &quot;;15-LEN([.B33]));[.C33];&quot;,&quot;;[.D33];&quot;) : (NAV.&quot;;[.E33];REPT(&quot; &quot;;15-LEN([.E33]));&quot;, ERR.&quot;;[.F33];REPT(&quot; &quot;;25-LEN([.F33]));&quot;),&quot;)" office:value-type="string" office:string-value="      (NAV.AUTO_MODE,      2,1) : (NAV.IDLE           , ERR.NONE                     ),">
            <text:p><text:s text:c="6"/>(NAV.AUTO_MODE, <text:s text:c="5"/>2,1) : (NAV.IDLE <text:s text:c="10"/>, ERR.NONE <text:s text:c="20"/>),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AUTO_MOD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DLE</text:p>
          </table:table-cell>
          <table:table-cell office:value-type="string">
            <text:p>NONE</text:p>
          </table:table-cell>
          <table:table-cell table:style-name="ce3" table:formula="of:=CONCATENATE(&quot;      (NAV.&quot;;[.B34];&quot;,&quot;;REPT(&quot; &quot;;15-LEN([.B34]));[.C34];&quot;,&quot;;[.D34];&quot;) : (NAV.&quot;;[.E34];REPT(&quot; &quot;;15-LEN([.E34]));&quot;, ERR.&quot;;[.F34];REPT(&quot; &quot;;25-LEN([.F34]));&quot;),&quot;)" office:value-type="string" office:string-value="      (NAV.AUTO_MODE,      3,1) : (NAV.IDLE           , ERR.NONE                     ),">
            <text:p><text:s text:c="6"/>(NAV.AUTO_MODE, <text:s text:c="5"/>3,1) : (NAV.IDLE <text:s text:c="10"/>, ERR.NONE <text:s text:c="20"/>),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AUTO_MO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NUAL_MODE</text:p>
          </table:table-cell>
          <table:table-cell office:value-type="string">
            <text:p>NONE</text:p>
          </table:table-cell>
          <table:table-cell table:style-name="ce3" table:formula="of:=CONCATENATE(&quot;      (NAV.&quot;;[.B35];&quot;,&quot;;REPT(&quot; &quot;;15-LEN([.B35]));[.C35];&quot;,&quot;;[.D35];&quot;) : (NAV.&quot;;[.E35];REPT(&quot; &quot;;15-LEN([.E35]));&quot;, ERR.&quot;;[.F35];REPT(&quot; &quot;;25-LEN([.F35]));&quot;),&quot;)" office:value-type="string" office:string-value="      (NAV.AUTO_MODE,      1,2) : (NAV.MANUAL_MODE    , ERR.NONE                     ),">
            <text:p><text:s text:c="6"/>(NAV.AUTO_MODE, <text:s text:c="5"/>1,2) : (NAV.MANUAL_MODE <text:s text:c="3"/>, ERR.NONE <text:s text:c="20"/>),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UTO_MOD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UTO_MODE</text:p>
          </table:table-cell>
          <table:table-cell office:value-type="string">
            <text:p>NONE</text:p>
          </table:table-cell>
          <table:table-cell table:style-name="ce3" table:formula="of:=CONCATENATE(&quot;      (NAV.&quot;;[.B36];&quot;,&quot;;REPT(&quot; &quot;;15-LEN([.B36]));[.C36];&quot;,&quot;;[.D36];&quot;) : (NAV.&quot;;[.E36];REPT(&quot; &quot;;15-LEN([.E36]));&quot;, ERR.&quot;;[.F36];REPT(&quot; &quot;;25-LEN([.F36]));&quot;),&quot;)" office:value-type="string" office:string-value="      (NAV.AUTO_MODE,      2,2) : (NAV.AUTO_MODE      , ERR.NONE                     ),">
            <text:p><text:s text:c="6"/>(NAV.AUTO_MODE, <text:s text:c="5"/>2,2) : (NAV.AUTO_MODE <text:s text:c="5"/>, ERR.NONE <text:s text:c="20"/>),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AUTO_MOD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UTO_MODE</text:p>
          </table:table-cell>
          <table:table-cell office:value-type="string">
            <text:p>NONE</text:p>
          </table:table-cell>
          <table:table-cell table:style-name="ce3" table:formula="of:=CONCATENATE(&quot;      (NAV.&quot;;[.B37];&quot;,&quot;;REPT(&quot; &quot;;15-LEN([.B37]));[.C37];&quot;,&quot;;[.D37];&quot;) : (NAV.&quot;;[.E37];REPT(&quot; &quot;;15-LEN([.E37]));&quot;, ERR.&quot;;[.F37];REPT(&quot; &quot;;25-LEN([.F37]));&quot;),&quot;)" office:value-type="string" office:string-value="      (NAV.AUTO_MODE,      3,2) : (NAV.AUTO_MODE      , ERR.NONE                     ),">
            <text:p><text:s text:c="6"/>(NAV.AUTO_MODE, <text:s text:c="5"/>3,2) : (NAV.AUTO_MODE <text:s text:c="5"/>, ERR.NONE <text:s text:c="20"/>),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MANUAL_MO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NUAL_MODE</text:p>
          </table:table-cell>
          <table:table-cell office:value-type="string">
            <text:p>NONE</text:p>
          </table:table-cell>
          <table:table-cell table:style-name="ce3" table:formula="of:=CONCATENATE(&quot;      (NAV.&quot;;[.B38];&quot;,&quot;;REPT(&quot; &quot;;15-LEN([.B38]));[.C38];&quot;,&quot;;[.D38];&quot;) : (NAV.&quot;;[.E38];REPT(&quot; &quot;;15-LEN([.E38]));&quot;, ERR.&quot;;[.F38];REPT(&quot; &quot;;25-LEN([.F38]));&quot;),&quot;)" office:value-type="string" office:string-value="      (NAV.MANUAL_MODE,    1,0) : (NAV.MANUAL_MODE    , ERR.NONE                     ),">
            <text:p><text:s text:c="6"/>(NAV.MANUAL_MODE, <text:s text:c="3"/>1,0) : (NAV.MANUAL_MODE <text:s text:c="3"/>, ERR.NONE <text:s text:c="20"/>),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MANUAL_MOD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RACKING_ONLY</text:p>
          </table:table-cell>
          <table:table-cell office:value-type="string">
            <text:p>NONE</text:p>
          </table:table-cell>
          <table:table-cell table:style-name="ce3" table:formula="of:=CONCATENATE(&quot;      (NAV.&quot;;[.B39];&quot;,&quot;;REPT(&quot; &quot;;15-LEN([.B39]));[.C39];&quot;,&quot;;[.D39];&quot;) : (NAV.&quot;;[.E39];REPT(&quot; &quot;;15-LEN([.E39]));&quot;, ERR.&quot;;[.F39];REPT(&quot; &quot;;25-LEN([.F39]));&quot;),&quot;)" office:value-type="string" office:string-value="      (NAV.MANUAL_MODE,    2,0) : (NAV.TRACKING_ONLY  , ERR.NONE                     ),">
            <text:p><text:s text:c="6"/>(NAV.MANUAL_MODE, <text:s text:c="3"/>2,0) : (NAV.TRACKING_ONLY <text:s/>, ERR.NONE <text:s text:c="20"/>),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MANUAL_MOD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UNKNOWN_DESTINATION</text:p>
          </table:table-cell>
          <table:table-cell table:style-name="ce3" table:formula="of:=CONCATENATE(&quot;      (NAV.&quot;;[.B40];&quot;,&quot;;REPT(&quot; &quot;;15-LEN([.B40]));[.C40];&quot;,&quot;;[.D40];&quot;) : (NAV.&quot;;[.E40];REPT(&quot; &quot;;15-LEN([.E40]));&quot;, ERR.&quot;;[.F40];REPT(&quot; &quot;;25-LEN([.F40]));&quot;),&quot;)" office:value-type="string" office:string-value="      (NAV.MANUAL_MODE,    3,0) : (NAV.ERROR          , ERR.ERR_UNKNOWN_DESTINATION  ),">
            <text:p><text:s text:c="6"/>(NAV.MANUAL_MODE, <text:s text:c="3"/>3,0) : (NAV.ERROR <text:s text:c="9"/>, ERR.ERR_UNKNOWN_DESTINATION <text:s/>),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MANUAL_MO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NUAL_MODE</text:p>
          </table:table-cell>
          <table:table-cell office:value-type="string">
            <text:p>NONE</text:p>
          </table:table-cell>
          <table:table-cell table:style-name="ce3" table:formula="of:=CONCATENATE(&quot;      (NAV.&quot;;[.B41];&quot;,&quot;;REPT(&quot; &quot;;15-LEN([.B41]));[.C41];&quot;,&quot;;[.D41];&quot;) : (NAV.&quot;;[.E41];REPT(&quot; &quot;;15-LEN([.E41]));&quot;, ERR.&quot;;[.F41];REPT(&quot; &quot;;25-LEN([.F41]));&quot;),&quot;)" office:value-type="string" office:string-value="      (NAV.MANUAL_MODE,    1,1) : (NAV.MANUAL_MODE    , ERR.NONE                     ),">
            <text:p><text:s text:c="6"/>(NAV.MANUAL_MODE, <text:s text:c="3"/>1,1) : (NAV.MANUAL_MODE <text:s text:c="3"/>, ERR.NONE <text:s text:c="20"/>),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MANUAL_MO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ACKING_ONLY</text:p>
          </table:table-cell>
          <table:table-cell office:value-type="string">
            <text:p>NONE</text:p>
          </table:table-cell>
          <table:table-cell table:style-name="ce3" table:formula="of:=CONCATENATE(&quot;      (NAV.&quot;;[.B42];&quot;,&quot;;REPT(&quot; &quot;;15-LEN([.B42]));[.C42];&quot;,&quot;;[.D42];&quot;) : (NAV.&quot;;[.E42];REPT(&quot; &quot;;15-LEN([.E42]));&quot;, ERR.&quot;;[.F42];REPT(&quot; &quot;;25-LEN([.F42]));&quot;),&quot;)" office:value-type="string" office:string-value="      (NAV.MANUAL_MODE,    2,1) : (NAV.TRACKING_ONLY  , ERR.NONE                     ),">
            <text:p><text:s text:c="6"/>(NAV.MANUAL_MODE, <text:s text:c="3"/>2,1) : (NAV.TRACKING_ONLY <text:s/>, ERR.NONE <text:s text:c="20"/>),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MANUAL_MOD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UNKNOWN_DESTINATION</text:p>
          </table:table-cell>
          <table:table-cell table:style-name="ce3" table:formula="of:=CONCATENATE(&quot;      (NAV.&quot;;[.B43];&quot;,&quot;;REPT(&quot; &quot;;15-LEN([.B43]));[.C43];&quot;,&quot;;[.D43];&quot;) : (NAV.&quot;;[.E43];REPT(&quot; &quot;;15-LEN([.E43]));&quot;, ERR.&quot;;[.F43];REPT(&quot; &quot;;25-LEN([.F43]));&quot;),&quot;)" office:value-type="string" office:string-value="      (NAV.MANUAL_MODE,    3,1) : (NAV.ERROR          , ERR.ERR_UNKNOWN_DESTINATION  ),">
            <text:p><text:s text:c="6"/>(NAV.MANUAL_MODE, <text:s text:c="3"/>3,1) : (NAV.ERROR <text:s text:c="9"/>, ERR.ERR_UNKNOWN_DESTINATION <text:s/>),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MANUAL_MO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NUAL_MODE</text:p>
          </table:table-cell>
          <table:table-cell office:value-type="string">
            <text:p>NONE</text:p>
          </table:table-cell>
          <table:table-cell table:style-name="ce3" table:formula="of:=CONCATENATE(&quot;      (NAV.&quot;;[.B44];&quot;,&quot;;REPT(&quot; &quot;;15-LEN([.B44]));[.C44];&quot;,&quot;;[.D44];&quot;) : (NAV.&quot;;[.E44];REPT(&quot; &quot;;15-LEN([.E44]));&quot;, ERR.&quot;;[.F44];REPT(&quot; &quot;;25-LEN([.F44]));&quot;),&quot;)" office:value-type="string" office:string-value="      (NAV.MANUAL_MODE,    1,2) : (NAV.MANUAL_MODE    , ERR.NONE                     ),">
            <text:p><text:s text:c="6"/>(NAV.MANUAL_MODE, <text:s text:c="3"/>1,2) : (NAV.MANUAL_MODE <text:s text:c="3"/>, ERR.NONE <text:s text:c="20"/>),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MANUAL_MOD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ACKING_ONLY</text:p>
          </table:table-cell>
          <table:table-cell office:value-type="string">
            <text:p>NONE</text:p>
          </table:table-cell>
          <table:table-cell table:style-name="ce3" table:formula="of:=CONCATENATE(&quot;      (NAV.&quot;;[.B45];&quot;,&quot;;REPT(&quot; &quot;;15-LEN([.B45]));[.C45];&quot;,&quot;;[.D45];&quot;) : (NAV.&quot;;[.E45];REPT(&quot; &quot;;15-LEN([.E45]));&quot;, ERR.&quot;;[.F45];REPT(&quot; &quot;;25-LEN([.F45]));&quot;),&quot;)" office:value-type="string" office:string-value="      (NAV.MANUAL_MODE,    2,2) : (NAV.TRACKING_ONLY  , ERR.NONE                     ),">
            <text:p><text:s text:c="6"/>(NAV.MANUAL_MODE, <text:s text:c="3"/>2,2) : (NAV.TRACKING_ONLY <text:s/>, ERR.NONE <text:s text:c="20"/>),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MANUAL_MOD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ERROR</text:p>
          </table:table-cell>
          <table:table-cell office:value-type="string">
            <text:p>ERR_UNKNOWN_DESTINATION</text:p>
          </table:table-cell>
          <table:table-cell table:style-name="ce3" table:formula="of:=CONCATENATE(&quot;      (NAV.&quot;;[.B46];&quot;,&quot;;REPT(&quot; &quot;;15-LEN([.B46]));[.C46];&quot;,&quot;;[.D46];&quot;) : (NAV.&quot;;[.E46];REPT(&quot; &quot;;15-LEN([.E46]));&quot;, ERR.&quot;;[.F46];REPT(&quot; &quot;;25-LEN([.F46]));&quot;),&quot;)" office:value-type="string" office:string-value="      (NAV.MANUAL_MODE,    3,2) : (NAV.ERROR          , ERR.ERR_UNKNOWN_DESTINATION  ),">
            <text:p><text:s text:c="6"/>(NAV.MANUAL_MODE, <text:s text:c="3"/>3,2) : (NAV.ERROR <text:s text:c="9"/>, ERR.ERR_UNKNOWN_DESTINATION <text:s/>),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NUAL_MODE</text:p>
          </table:table-cell>
          <table:table-cell office:value-type="string">
            <text:p>NONE</text:p>
          </table:table-cell>
          <table:table-cell table:style-name="ce3" table:formula="of:=CONCATENATE(&quot;      (NAV.&quot;;[.B47];&quot;,&quot;;REPT(&quot; &quot;;15-LEN([.B47]));[.C47];&quot;,&quot;;[.D47];&quot;) : (NAV.&quot;;[.E47];REPT(&quot; &quot;;15-LEN([.E47]));&quot;, ERR.&quot;;[.F47];REPT(&quot; &quot;;25-LEN([.F47]));&quot;),&quot;)" office:value-type="string" office:string-value="      (NAV.ERROR,          1,0) : (NAV.MANUAL_MODE    , ERR.NONE                     ),">
            <text:p><text:s text:c="6"/>(NAV.ERROR, <text:s text:c="9"/>1,0) : (NAV.MANUAL_MODE <text:s text:c="3"/>, ERR.NONE <text:s text:c="20"/>),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ERRO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RACKING_ONLY</text:p>
          </table:table-cell>
          <table:table-cell office:value-type="string">
            <text:p>NONE</text:p>
          </table:table-cell>
          <table:table-cell table:style-name="ce3" table:formula="of:=CONCATENATE(&quot;      (NAV.&quot;;[.B48];&quot;,&quot;;REPT(&quot; &quot;;15-LEN([.B48]));[.C48];&quot;,&quot;;[.D48];&quot;) : (NAV.&quot;;[.E48];REPT(&quot; &quot;;15-LEN([.E48]));&quot;, ERR.&quot;;[.F48];REPT(&quot; &quot;;25-LEN([.F48]));&quot;),&quot;)" office:value-type="string" office:string-value="      (NAV.ERROR,          2,0) : (NAV.TRACKING_ONLY  , ERR.NONE                     ),">
            <text:p><text:s text:c="6"/>(NAV.ERROR, <text:s text:c="9"/>2,0) : (NAV.TRACKING_ONLY <text:s/>, ERR.NONE <text:s text:c="20"/>),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ERRO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UNKNOWN_DESTINATION</text:p>
          </table:table-cell>
          <table:table-cell table:style-name="ce3" table:formula="of:=CONCATENATE(&quot;      (NAV.&quot;;[.B49];&quot;,&quot;;REPT(&quot; &quot;;15-LEN([.B49]));[.C49];&quot;,&quot;;[.D49];&quot;) : (NAV.&quot;;[.E49];REPT(&quot; &quot;;15-LEN([.E49]));&quot;, ERR.&quot;;[.F49];REPT(&quot; &quot;;25-LEN([.F49]));&quot;),&quot;)" office:value-type="string" office:string-value="      (NAV.ERROR,          3,0) : (NAV.ERROR          , ERR.ERR_UNKNOWN_DESTINATION  ),">
            <text:p><text:s text:c="6"/>(NAV.ERROR, <text:s text:c="9"/>3,0) : (NAV.ERROR <text:s text:c="9"/>, ERR.ERR_UNKNOWN_DESTINATION <text:s/>),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ERRO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NUAL_MODE</text:p>
          </table:table-cell>
          <table:table-cell office:value-type="string">
            <text:p>NONE</text:p>
          </table:table-cell>
          <table:table-cell table:style-name="ce3" table:formula="of:=CONCATENATE(&quot;      (NAV.&quot;;[.B50];&quot;,&quot;;REPT(&quot; &quot;;15-LEN([.B50]));[.C50];&quot;,&quot;;[.D50];&quot;) : (NAV.&quot;;[.E50];REPT(&quot; &quot;;15-LEN([.E50]));&quot;, ERR.&quot;;[.F50];REPT(&quot; &quot;;25-LEN([.F50]));&quot;),&quot;)" office:value-type="string" office:string-value="      (NAV.ERROR,          1,1) : (NAV.MANUAL_MODE    , ERR.NONE                     ),">
            <text:p><text:s text:c="6"/>(NAV.ERROR, <text:s text:c="9"/>1,1) : (NAV.MANUAL_MODE <text:s text:c="3"/>, ERR.NONE <text:s text:c="20"/>),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ERRO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ACKING_ONLY</text:p>
          </table:table-cell>
          <table:table-cell office:value-type="string">
            <text:p>NONE</text:p>
          </table:table-cell>
          <table:table-cell table:style-name="ce3" table:formula="of:=CONCATENATE(&quot;      (NAV.&quot;;[.B51];&quot;,&quot;;REPT(&quot; &quot;;15-LEN([.B51]));[.C51];&quot;,&quot;;[.D51];&quot;) : (NAV.&quot;;[.E51];REPT(&quot; &quot;;15-LEN([.E51]));&quot;, ERR.&quot;;[.F51];REPT(&quot; &quot;;25-LEN([.F51]));&quot;),&quot;)" office:value-type="string" office:string-value="      (NAV.ERROR,          2,1) : (NAV.TRACKING_ONLY  , ERR.NONE                     ),">
            <text:p><text:s text:c="6"/>(NAV.ERROR, <text:s text:c="9"/>2,1) : (NAV.TRACKING_ONLY <text:s/>, ERR.NONE <text:s text:c="20"/>),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ERRO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UNKNOWN_DESTINATION</text:p>
          </table:table-cell>
          <table:table-cell table:style-name="ce3" table:formula="of:=CONCATENATE(&quot;      (NAV.&quot;;[.B52];&quot;,&quot;;REPT(&quot; &quot;;15-LEN([.B52]));[.C52];&quot;,&quot;;[.D52];&quot;) : (NAV.&quot;;[.E52];REPT(&quot; &quot;;15-LEN([.E52]));&quot;, ERR.&quot;;[.F52];REPT(&quot; &quot;;25-LEN([.F52]));&quot;),&quot;)" office:value-type="string" office:string-value="      (NAV.ERROR,          3,1) : (NAV.ERROR          , ERR.ERR_UNKNOWN_DESTINATION  ),">
            <text:p><text:s text:c="6"/>(NAV.ERROR, <text:s text:c="9"/>3,1) : (NAV.ERROR <text:s text:c="9"/>, ERR.ERR_UNKNOWN_DESTINATION <text:s/>),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NUAL_MODE</text:p>
          </table:table-cell>
          <table:table-cell office:value-type="string">
            <text:p>NONE</text:p>
          </table:table-cell>
          <table:table-cell table:style-name="ce3" table:formula="of:=CONCATENATE(&quot;      (NAV.&quot;;[.B53];&quot;,&quot;;REPT(&quot; &quot;;15-LEN([.B53]));[.C53];&quot;,&quot;;[.D53];&quot;) : (NAV.&quot;;[.E53];REPT(&quot; &quot;;15-LEN([.E53]));&quot;, ERR.&quot;;[.F53];REPT(&quot; &quot;;25-LEN([.F53]));&quot;),&quot;)" office:value-type="string" office:string-value="      (NAV.ERROR,          1,2) : (NAV.MANUAL_MODE    , ERR.NONE                     ),">
            <text:p><text:s text:c="6"/>(NAV.ERROR, <text:s text:c="9"/>1,2) : (NAV.MANUAL_MODE <text:s text:c="3"/>, ERR.NONE <text:s text:c="20"/>),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ERRO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ACKING_ONLY</text:p>
          </table:table-cell>
          <table:table-cell office:value-type="string">
            <text:p>NONE</text:p>
          </table:table-cell>
          <table:table-cell table:style-name="ce3" table:formula="of:=CONCATENATE(&quot;      (NAV.&quot;;[.B54];&quot;,&quot;;REPT(&quot; &quot;;15-LEN([.B54]));[.C54];&quot;,&quot;;[.D54];&quot;) : (NAV.&quot;;[.E54];REPT(&quot; &quot;;15-LEN([.E54]));&quot;, ERR.&quot;;[.F54];REPT(&quot; &quot;;25-LEN([.F54]));&quot;),&quot;)" office:value-type="string" office:string-value="      (NAV.ERROR,          2,2) : (NAV.TRACKING_ONLY  , ERR.NONE                     ),">
            <text:p><text:s text:c="6"/>(NAV.ERROR, <text:s text:c="9"/>2,2) : (NAV.TRACKING_ONLY <text:s/>, ERR.NONE <text:s text:c="20"/>),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ERRO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ERROR</text:p>
          </table:table-cell>
          <table:table-cell office:value-type="string">
            <text:p>ERR_UNKNOWN_DESTINATION</text:p>
          </table:table-cell>
          <table:table-cell table:style-name="ce3" table:formula="of:=CONCATENATE(&quot;      (NAV.&quot;;[.B55];&quot;,&quot;;REPT(&quot; &quot;;15-LEN([.B55]));[.C55];&quot;,&quot;;[.D55];&quot;) : (NAV.&quot;;[.E55];REPT(&quot; &quot;;15-LEN([.E55]));&quot;, ERR.&quot;;[.F55];REPT(&quot; &quot;;25-LEN([.F55]));&quot;),&quot;)" office:value-type="string" office:string-value="      (NAV.ERROR,          3,2) : (NAV.ERROR          , ERR.ERR_UNKNOWN_DESTINATION  ),">
            <text:p><text:s text:c="6"/>(NAV.ERROR, <text:s text:c="9"/>3,2) : (NAV.ERROR <text:s text:c="9"/>, ERR.ERR_UNKNOWN_DESTINATION <text:s/>),</text:p>
          </table:table-cell>
        </table:table-row>
        <table:table-row table:style-name="ro2" table:number-rows-repeated="10485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0:Sheet1.G5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amB </meta:initial-creator>
    <meta:creation-date>2013-04-18T19:23:46</meta:creation-date>
    <dc:date>2013-04-19T22:52:09</dc:date>
    <dc:creator>TeamB </dc:creator>
    <meta:editing-duration>PT5H51M21S</meta:editing-duration>
    <meta:editing-cycles>7</meta:editing-cycles>
    <meta:generator>LibreOffice/3.5$Linux_x86 LibreOffice_project/350m1$Build-2</meta:generator>
    <meta:document-statistic meta:table-count="3" meta:cell-count="342" meta:object-count="0"/>
  </office:meta>
</office:document-meta>
</file>